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ebc1" officeooo:paragraph-rsid="0014eb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akshayasib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3:53:44.382581003</meta:creation-date>
    <dc:date>2019-02-05T13:54:29.146640672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4.2.8.2$Linux_x86 LibreOffice_project/420m0$Build-2</meta:generator>
  </office:meta>
</office:document-meta>
</file>